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b3d4" officeooo:paragraph-rsid="0012b3d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3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orphans="2" fo:widows="2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officeooo:rsid="0013f3f6" officeooo:paragraph-rsid="0013f3f6"/>
    </style:style>
    <style:style style:name="P6" style:family="paragraph" style:parent-style-name="Heading_20_3">
      <style:text-properties fo:font-variant="normal" fo:text-transform="none" fo:color="#24292e" fo:letter-spacing="normal" officeooo:rsid="0012b3d4" officeooo:paragraph-rsid="0012b3d4"/>
    </style:style>
    <style:style style:name="T1" style:family="text">
      <style:text-properties style:font-name="apple-system" fo:font-size="15pt" fo:font-style="normal" fo:font-weight="bold"/>
    </style:style>
    <style:style style:name="T2" style:family="text">
      <style:text-properties fo:font-variant="normal" fo:text-transform="none" fo:color="#24292e" style:font-name="SFMono-Regular" fo:font-size="10.5pt" fo:letter-spacing="normal" fo:font-style="normal" fo:font-weight="normal" fo:background-color="#f6f8fa" loext:char-shading-value="0" loext:padding="0cm" loext:border="none"/>
    </style:style>
    <style:style style:name="T3" style:family="text">
      <style:text-properties officeooo:rsid="0013f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no Git para trabalhar usando o SSH</text:p>
      <text:p text:style-name="P1"/>
      <text:h text:style-name="P6" text:outline-level="3">…<text:span text:style-name="T1">or create a new repository on the command line</text:span></text:h>
      <text:p text:style-name="P2"><text:bookmark text:name="empty-setup-new-repo-echo"/>echo "# udemy" &gt;&gt; README.md</text:p>
      <text:p text:style-name="P3">git init</text:p>
      <text:p text:style-name="P3">git add README.md</text:p>
      <text:p text:style-name="P3">git commit -m "<text:span text:style-name="T3">Mensagem informando as alterações</text:span>"</text:p>
      <text:p text:style-name="P3">git remote add origin git@github.com:inforsol10/udemy.git</text:p>
      <text:p text:style-name="P4"><text:span text:style-name="T2">git push -u origin master</text:span></text:p>
      <text:p text:style-name="P4"><text:span text:style-name="T2"/></text:p>
      <text:p text:style-name="P5"><text:span text:style-name="T2">Para trocar o editor</text:span></text:p>
      <text:p text:style-name="P5"><text:span text:style-name="T2"/></text:p>
      <text:p text:style-name="P5"><text:span text:style-name="T2">git config --global core.editor vim 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7:57:48.555815289</meta:creation-date>
    <dc:date>2020-05-14T19:13:59.319341363</dc:date>
    <meta:editing-duration>PT1H6M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4" meta:character-count="329" meta:non-whitespace-character-count="285"/>
  </office:meta>
</office:document-meta>
</file>